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9153in" style:rel-column-width="9184*"/>
    </style:style>
    <style:style style:name="Table1.D" style:family="table-column">
      <style:table-column-properties style:column-width="2.0528in" style:rel-column-width="2059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ext_20_body_20_indent">
      <style:paragraph-properties fo:margin-left="0in" fo:margin-right="0in" fo:text-indent="0in" style:auto-text-indent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7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font-name="Times New Roman"/>
    </style:style>
    <style:style style:name="P8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Text_20_body">
      <style:paragraph-properties fo:margin-top="0.1665in" fo:margin-bottom="0.0835in" fo:keep-with-next="always"/>
    </style:style>
    <style:style style:name="P10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1" style:family="paragraph" style:parent-style-name="Text_20_body_20_indent_20_2">
      <style:text-properties style:font-name="Courier New1"/>
    </style:style>
    <style:style style:name="P12" style:family="paragraph" style:parent-style-name="Text_20_body_20_indent_20_2">
      <style:text-properties fo:font-size="12pt" fo:language="en" fo:country="none" style:font-size-asian="12pt" style:font-size-complex="12pt"/>
    </style:style>
    <style:style style:name="P13" style:family="paragraph" style:parent-style-name="Text_20_body_20_indent_20_2">
      <style:text-properties fo:font-size="12pt" style:font-size-asian="12pt" style:font-size-complex="12pt"/>
    </style:style>
    <style:style style:name="P14" style:family="paragraph" style:parent-style-name="Heading_20_3">
      <style:text-properties fo:font-size="14pt" style:font-size-asian="14pt" style:font-size-complex="14pt"/>
    </style:style>
    <style:style style:name="P15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6" style:family="paragraph" style:parent-style-name="List_20_Heading">
      <style:paragraph-properties fo:text-align="center" style:justify-single-word="false"/>
    </style:style>
    <style:style style:name="P17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4" text:outline-level="3">Separator</text:h>
      <text:p text:style-name="P12"><text:span text:style-name="Source_20_Text"><text:span text:style-name="T3">A separator.</text:span></text:span></text:p>
      <text:p text:style-name="P12"><text:span text:style-name="Source_20_Text"><text:span text:style-name="T3">A separator is used to insert a space between two components. There are several ways to</text:span></text:span></text:p>
      <text:p text:style-name="P12"><text:span text:style-name="Source_20_Text"><text:span text:style-name="T3">customize the separator.</text:span></text:span></text:p>
      <text:p text:style-name="P12"><text:span text:style-name="Source_20_Text"><text:span text:style-name="T3">1. By use of the orient property, you could specify a vertical separator or a horizontal</text:span></text:span></text:p>
      <text:p text:style-name="P12"><text:span text:style-name="Source_20_Text"><text:span text:style-name="T3">separator. By default, it is a horizontal separator, which inserts a line break. On the</text:span></text:span></text:p>
      <text:p text:style-name="P12"><text:span text:style-name="Source_20_Text"><text:span text:style-name="T3">other hand, a vertical separator inserts a white space. In addition, space is a variant</text:span></text:span></text:p>
      <text:p text:style-name="P12"><text:span text:style-name="Source_20_Text"><text:span text:style-name="T3">of separator whose default orientation is vertical.</text:span></text:span></text:p>
      <text:p text:style-name="P12"><text:span text:style-name="Source_20_Text"><text:span text:style-name="T3">2. By use of the bar property, you could control whether to show a horizontal or vertical</text:span></text:span></text:p>
      <text:p text:style-name="P12"><text:span text:style-name="Source_20_Text"><text:span text:style-name="T3">line between component.</text:span></text:span></text:p>
      <text:p text:style-name="P12"><text:span text:style-name="Source_20_Text"><text:span text:style-name="T3">3. By use of the spacing property, you could</text:span></text:span></text:p>
      <text:p text:style-name="P12"><text:span text:style-name="Source_20_Text"><text:span text:style-name="T3">control the size of spacing. </text:span></text:span><text:span text:style-name="Source_20_Text"><text:span text:style-name="T2"><text:s/></text:span></text:span></text:p>
      <text:p text:style-name="P4"><draw:frame draw:style-name="fr1" draw:name="graphics1" text:anchor-type="paragraph" svg:width="3.1874in" svg:height="1.7917in" draw:z-index="0"><draw:image xlink:href="../images/Separator.png" xlink:type="simple" xlink:show="embed" xlink:actuate="onLoad"/></draw:frame></text:p>
      <text:p text:style-name="Code_20_Indent_20_2">line 1 by separator</text:p>
      <text:p text:style-name="Code_20_Indent_20_2">&lt;separator /&gt;</text:p>
      <text:p text:style-name="Code_20_Indent_20_2">line 2 by separator</text:p>
      <text:p text:style-name="Code_20_Indent_20_2">&lt;separator /&gt;</text:p>
      <text:p text:style-name="Code_20_Indent_20_2">line 3 by separator</text:p>
      <text:p text:style-name="Code_20_Indent_20_2">&lt;space bar="true" /&gt;</text:p>
      <text:p text:style-name="Code_20_Indent_20_2">another piece</text:p>
      <text:p text:style-name="Code_20_Indent_20_2">&lt;separator spacing="20px" /&gt;</text:p>
      <text:p text:style-name="Code_20_Indent_20_2">line 4 by separator</text:p>
      <text:p text:style-name="Code_20_Indent_20_2">&lt;space bar="true" spacing="20px" /&gt;</text:p>
      <text:p text:style-name="Code_20_Indent_20_2">another piece</text:p>
      <text:h text:style-name="Heading_20_4" text:outline-level="4">Class Name</text:h>
      <text:p text:style-name="P11"><text:span text:style-name="Source_20_Text"><text:span text:style-name="T1">org.zkoss.zul.Separator</text:span></text:span> </text:p>
      <text:h text:style-name="Heading_20_4" text:outline-level="4">Supported Child Components</text:h>
      <text:p text:style-name="P13">*NONE </text:p>
      <text:h text:style-name="P10" text:outline-level="4">Supported Events</text:h>
      <text:p text:style-name="P13">*NONE</text:p>
      <text:h text:style-name="P17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Property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Data Type</text:p>
            </table:table-cell>
            <table:table-cell table:style-name="Table1.D1" office:value-type="string">
              <text:p text:style-name="P5">Default 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spacing</text:span></text:p>
          </table:table-cell>
          <table:table-cell table:style-name="Table1.A2" office:value-type="string">
            <text:p text:style-name="P2">the spacing.</text:p>
            <text:p text:style-name="P3"><text:span text:style-name="T4">Values:</text:span><text:span text:style-name="T2"> the spacing (</text:span><text:span text:style-name="Source_20_Text"><text:span text:style-name="T2">such as "0", "5px", "3pt" or "1em") </text:span>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6"><text:span text:style-name="Source_20_Text">&lt;null&gt;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orient</text:span></text:p>
          </table:table-cell>
          <table:table-cell table:style-name="Table1.B3" office:value-type="string">
            <text:p text:style-name="P7">the orient. <text:s/></text:p>
            <text:p text:style-name="P6"><text:span text:style-name="T4">Values:</text:span><text:span text:style-name="Source_20_Text"><text:span text:style-name="T2">horizontal|vertical</text:span>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horizontal 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bar</text:span></text:p>
          </table:table-cell>
          <table:table-cell table:style-name="Table1.B3" office:value-type="string">
            <text:p text:style-name="P6">whether to display a visual bar as the separator. </text:p>
            <text:p text:style-name="P6"><text:span text:style-name="T5">Values:</text:span>true/false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false</text:span></text:p>
          </table:table-cell>
        </table:table-row>
      </table:table>
      <text:h text:style-name="Heading_20_4" text:outline-level="4">Methods</text:h>
      <text:p text:style-name="P13"><text:bookmark text:name="id456518"/>*NONE</text:p>
      <text:p text:style-name="P15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8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0T17:09:48</dc:date>
    <dc:language>en-US</dc:language>
    <meta:editing-cycles>146</meta:editing-cycles>
    <meta:editing-duration>PT7H48M46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56" meta:word-count="206" meta:character-count="1352"/>
  </office:meta>
</office:document-meta>
</file>